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C000002CD902DA34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bed77"/>
    </style:style>
    <style:style style:name="P4" style:family="paragraph" style:parent-style-name="Heading_20_1">
      <style:paragraph-properties fo:margin-top="0cm" fo:margin-bottom="0cm" style:contextual-spacing="false"/>
      <style:text-properties officeooo:paragraph-rsid="001bed77"/>
    </style:style>
    <style:style style:name="T1" style:family="text">
      <style:text-properties officeooo:rsid="001bed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3" text:anchor-type="as-char" svg:width="0.041cm" svg:height="0.041cm" draw:z-index="1"><draw:image xlink:href="Pictures/100000000000060C000002CD902DA342.jpg" xlink:type="simple" xlink:show="embed" xlink:actuate="onLoad"/></draw:frame></text:h>
      <text:h text:style-name="P4" text:outline-level="1">MOTEUR 55SI - 1x - pas à pas unipolaire 55SI 330mA 12v 48 pa<text:span text:style-name="T1">s</text:span></text:h>
      <text:p text:style-name="P3"/>
      <text:p text:style-name="P3"><draw:a xlink:type="simple" xlink:href="http://www.destockage38.com/images/55SI_HD.jpg?osCsid=8744c7dc38c0de65c84da62a9a9c0408" office:target-frame-name="_blank" xlink:show="new"><draw:frame draw:style-name="fr2" draw:name="Image1" text:anchor-type="as-char" svg:width="7.99cm" svg:height="3.704cm" draw:z-index="0"><draw:image xlink:href="Pictures/100000000000060C000002CD902DA342.jpg" xlink:type="simple" xlink:show="embed" xlink:actuate="onLoad"/></draw:frame></draw:a></text:p>
      <text:p text:style-name="P2"/>
      <text:p text:style-name="P2">NEUF Moteur pas à pas unipolaire 55SI-25DAWC.<text:line-break/>Tension nominale : 12 Volts. Courant nominal : 330 mA.<text:line-break/>Résistance de bobine : 36 Ohms - Inductance : 37mH.<text:line-break/>Couple moteur bloqué : 1350 g/cm.<text:line-break/>Degré d’angle : 7.5° - Nombre de pas par tour : 48.<text:line-break/>Axe : 6.35mm avec méplat - longueur 17 mm monté sur paliers bronze.<text:line-break/>Fixation par 2 oreilles entraxe 66 mm (trous de 4.4 mm).<text:line-break/>Diamètre moteur : 55 mm (largeur avec oreilles : 79.4 mm).<text:line-break/>Hauteur moteur hors axe et palier : 25 mm.<text:line-break/>Ce moteur peut être commandé en mode bipolaire en n’utilisant<text:line-break/>pas les câbles blancs (couple supérieur et consommation moindre.<text:line-break/>Connecteur enfichable sur barrette mâle de 6 points au pas de 2.54 mm.<text:line-break/>vitesse de demarrage 340pps vitesse de rotation 350pp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5-12-12T17:21:08.972522287</meta:creation-date>
    <dc:date>2015-12-12T17:26:47.460158485</dc:date>
    <dc:creator>Paulo </dc:creator>
    <meta:editing-duration>P0D</meta:editing-duration>
    <meta:editing-cycles>1</meta:editing-cycles>
    <meta:document-statistic meta:table-count="0" meta:image-count="2" meta:object-count="0" meta:page-count="1" meta:paragraph-count="4" meta:word-count="143" meta:character-count="779" meta:non-whitespace-character-count="638"/>
    <meta:generator>LibreOffice/4.2.8.2$Linux_X86_64 LibreOffice_project/420m0$Build-2</meta:generator>
  </office:meta>
</office:document-meta>
</file>